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Comic Sans MS" svg:font-family="Comic Sans MS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Comic Sans MS" style:font-name-complex="Comic Sans MS" fo:font-size="5pt" style:font-size-asian="5pt" style:font-size-complex="5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Arial" style:font-name-complex="Arial" fo:font-size="5pt" style:font-size-asian="5pt" style:font-size-complex="5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Comic Sans MS" svg:font-family="Comic Sans MS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8pt" style:font-size-asian="8pt" style:font-size-complex="8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0T04:45:52.000</dc:date>
    <meta:generator>PHPWord</meta:generator>
    <meta:initial-creator/>
    <meta:creation-date>2021-05-20T04:45:52.000</meta:creation-date>
    <meta:keyword/>
    <meta:user-defined meta:name="Category"/>
    <meta:user-defined meta:name="Company"/>
    <meta:user-defined meta:name="Manager"/>
  </office:meta>
</office:document-meta>
</file>